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2000000F60E9370E3DB131606.png" manifest:media-type="image/png"/>
  <manifest:file-entry manifest:full-path="Pictures/10013FE70000386C0000196F1D1553C427049CF8.svg" manifest:media-type="image/svg+xml"/>
  <manifest:file-entry manifest:full-path="Pictures/1000000000000B63000007977AED0A517340E31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04064" draw:textarea-horizontal-align="justify" draw:textarea-vertical-align="middle" draw:auto-grow-height="false" fo:min-height="3.46cm" fo:min-width="20.5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7.188cm" fo:min-width="20.5cm"/>
    </style:style>
    <style:style style:name="gr4" style:family="graphic" style:parent-style-name="standard">
      <style:graphic-properties draw:stroke="none" draw:stroke-dash="Dashed_20__28_var_29__20_1" svg:stroke-width="0cm" draw:stroke-linejoin="none" svg:stroke-linecap="butt" draw:fill="solid" draw:fill-color="#ffffff" draw:textarea-horizontal-align="center" draw:textarea-vertical-align="middl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4064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001e49" style:font-name="Arial" fo:font-size="36pt" fo:font-weight="bold"/>
    </style:style>
    <style:style style:name="P7" style:family="paragraph">
      <loext:graphic-properties draw:fill="none" draw:fill-color="#ffffff"/>
      <style:text-properties fo:color="#001e49" style:font-name="Arial" fo:font-size="3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cm" svg:height="15.126cm" svg:x="0cm" svg:y="9.289cm">
          <draw:image xlink:href="Pictures/1000000000000B63000007977AED0A517340E317.jpg" xlink:type="simple" xlink:show="embed" xlink:actuate="onLoad" loext:mime-type="image/jpeg">
            <text:p/>
          </draw:image>
        </draw:frame>
        <draw:polygon draw:style-name="gr2" draw:text-style-name="P2" draw:layer="layout" svg:width="20.999cm" svg:height="9.279cm" svg:x="0cm" svg:y="20.42cm" svg:viewBox="0 0 21000 9280" draw:points="0,9280 0,3710 21000,0 21000,9280">
          <text:p/>
        </draw:polygon>
        <draw:polygon draw:style-name="gr3" draw:text-style-name="P3" draw:layer="layout" svg:width="20.999cm" svg:height="12.999cm" svg:x="0cm" svg:y="0cm" svg:viewBox="0 0 21000 13000" draw:points="0,13000 0,0 21000,0 21000,9298">
          <text:p/>
        </draw:polygon>
        <draw:g>
          <draw:path draw:style-name="gr4" draw:text-style-name="P4" draw:layer="layout" svg:width="0.251cm" svg:height="0.372cm" svg:x="1cm" svg:y="28.315cm" svg:viewBox="0 0 252 373" svg:d="M208 83c-6-9-16-16-28-22s-24-8-37-8c-16 0-31 4-44 12-12 8-19 20-19 36 0 8 1 15 4 21 3 5 8 10 15 14 7 5 15 8 21 10 6 3 16 6 28 10s21 7 29 10c8 2 17 6 27 13 11 5 19 12 25 18 7 7 12 16 16 27 5 11 7 23 7 36 0 37-12 65-37 85-24 19-55 28-93 28-24 0-47-4-69-13-22-8-40-21-53-37l45-42c9 11 20 21 35 28 14 7 29 11 43 11 18 0 33-4 45-13 13-9 20-22 20-40 0-6-1-11-3-16-1-5-4-10-9-14s-8-7-12-9c-3-3-9-6-18-8-8-4-14-6-18-8-4-1-11-4-22-7-13-4-24-8-33-12-9-5-19-11-28-18-10-8-17-17-22-29s-8-26-8-42c0-34 13-59 39-77s56-27 92-27c19 0 37 3 56 10 19 6 35 16 48 28z">
            <text:p/>
          </draw:path>
          <draw:path draw:style-name="gr4" draw:text-style-name="P4" draw:layer="layout" svg:width="0.22cm" svg:height="0.254cm" svg:x="1.299cm" svg:y="28.432cm" svg:viewBox="0 0 221 255" svg:d="M221 38l-42 36c-4-7-11-12-21-17-9-4-19-7-29-7-20 0-37 8-48 24-12 15-18 33-18 54 0 20 6 39 18 54s29 23 50 23c23 0 40-7 51-21l38 38c-21 22-51 33-89 33-37 0-68-11-93-34-25-24-38-54-38-93s12-69 37-93c25-23 56-35 92-35 18 0 36 4 52 10 17 7 30 16 40 28z">
            <text:p/>
          </draw:path>
          <draw:path draw:style-name="gr4" draw:text-style-name="P4" draw:layer="layout" svg:width="0.222cm" svg:height="0.379cm" svg:x="1.56cm" svg:y="28.3cm" svg:viewBox="0 0 223 380" svg:d="M133 131c30 0 52 10 67 29s23 42 23 69v151h-61v-133c0-43-15-64-45-64-18 0-32 7-42 20s-15 28-15 45v132h-60v-380h60v172h2c5-11 14-21 27-28 13-9 28-13 44-13z">
            <text:p/>
          </draw:path>
          <draw:polygon draw:style-name="gr4" draw:text-style-name="P4" draw:layer="layout" svg:width="0.06cm" svg:height="0.379cm" svg:x="1.854cm" svg:y="28.3cm" svg:viewBox="0 0 61 380" draw:points="0,380 0,0 61,0 61,380">
            <text:p/>
          </draw:polygon>
          <draw:path draw:style-name="gr4" draw:text-style-name="P4" draw:layer="layout" svg:width="0.244cm" svg:height="0.254cm" svg:x="1.974cm" svg:y="28.432cm" svg:viewBox="0 0 245 255" svg:d="M61 104h124c0-17-5-31-15-42s-24-17-42-17-34 6-46 17c-13 11-20 25-21 42zM245 147h-184c1 16 8 31 22 42 13 12 29 17 47 17 28 0 49-10 64-31l40 32c-24 32-59 48-104 48-38 0-69-11-93-34-25-23-37-53-37-92 0-38 12-69 37-93 24-24 54-36 91-36 35 0 63 11 85 34 22 22 32 55 32 97 0 7 0 12 0 16z">
            <text:p/>
          </draw:path>
          <draw:path draw:style-name="gr4" draw:text-style-name="P4" draw:layer="layout" svg:width="0.199cm" svg:height="0.254cm" svg:x="2.249cm" svg:y="28.432cm" svg:viewBox="0 0 200 255" svg:d="M161 72c-5-8-13-14-22-19-10-5-20-8-31-8-10 0-20 2-27 7-8 4-12 11-12 20 0 8 4 14 12 18s21 8 41 13c10 2 19 5 28 9 8 3 16 7 24 12s15 12 19 21c5 9 7 19 7 30 0 28-9 48-29 61-19 13-43 19-72 19-19 0-37-3-55-10s-33-17-44-29l40-38c15 21 36 30 62 30 10 0 19-2 27-7 8-4 12-12 12-21 0-10-5-16-13-21-8-4-22-9-43-14-22-5-39-12-52-22s-20-26-20-46c0-25 10-44 29-57 18-13 41-20 68-20 18 0 35 3 52 9 16 7 29 16 38 28z">
            <text:p/>
          </draw:path>
          <draw:polygon draw:style-name="gr4" draw:text-style-name="P4" draw:layer="layout" svg:width="0.4cm" svg:height="0.24cm" svg:x="2.467cm" svg:y="28.439cm" svg:viewBox="0 0 401 241" draw:points="85,241 0,0 66,0 116,173 117,173 169,0 233,0 286,173 287,173 339,0 401,0 318,241 256,241 201,72 200,72 146,241">
            <text:p/>
          </draw:polygon>
          <draw:path draw:style-name="gr4" draw:text-style-name="P4" draw:layer="layout" svg:width="0.076cm" svg:height="0.358cm" svg:x="2.899cm" svg:y="28.321cm" svg:viewBox="0 0 77 359" svg:d="M8 359v-241h61v241zM11 62c-7-8-11-16-11-26s4-18 11-25 16-11 27-11 21 3 28 10c8 7 11 16 11 26s-3 19-11 26c-7 7-17 10-28 10s-20-3-27-10z">
            <text:p/>
          </draw:path>
          <draw:path draw:style-name="gr4" draw:text-style-name="P4" draw:layer="layout" svg:width="0.259cm" svg:height="0.368cm" svg:x="3.028cm" svg:y="28.432cm" svg:viewBox="0 0 260 369" svg:d="M202 7h58v220c0 44-12 79-34 104-23 25-57 38-103 38-20 0-42-4-64-11s-40-17-55-29l34-47c24 23 52 34 85 34 51 0 77-27 77-82v-18h-2c-18 24-44 36-79 36s-64-12-86-36c-22-25-33-54-33-89 0-36 11-66 32-90 22-25 51-37 86-37 38 0 66 15 84 43zM80 72c-13 14-18 32-18 54 0 21 5 39 18 54s30 23 51 23 38-8 51-23c14-15 20-33 20-54s-6-39-19-54-31-23-52-23-38 8-51 23z">
            <text:p/>
          </draw:path>
          <draw:polygon draw:style-name="gr4" draw:text-style-name="P4" draw:layer="layout" svg:width="0.12cm" svg:height="0.05cm" svg:x="3.344cm" svg:y="28.53cm" svg:viewBox="0 0 121 51" draw:points="121,0 121,51 0,51 0,0">
            <text:p/>
          </draw:polygon>
          <draw:polygon draw:style-name="gr4" draw:text-style-name="P4" draw:layer="layout" svg:width="0.293cm" svg:height="0.355cm" svg:x="3.525cm" svg:y="28.324cm" svg:viewBox="0 0 294 356" draw:points="0,356 0,0 64,0 64,144 230,144 230,0 294,0 294,356 230,356 230,198 64,198 64,356">
            <text:p/>
          </draw:polygon>
          <draw:path draw:style-name="gr4" draw:text-style-name="P4" draw:layer="layout" svg:width="0.262cm" svg:height="0.254cm" svg:x="3.88cm" svg:y="28.432cm" svg:viewBox="0 0 263 255" svg:d="M0 127c0-38 13-68 38-91 25-24 56-36 94-36 37 0 68 12 93 36 25 23 38 53 38 91 0 37-13 68-38 92s-56 36-93 36-68-12-94-36c-25-24-38-55-38-92zM80 72c-13 16-18 34-18 55s5 39 18 55c12 15 29 23 52 23 22 0 39-8 51-23 13-16 19-34 19-55s-6-39-19-55c-12-15-29-23-51-23-23 0-40 8-52 23z">
            <text:p/>
          </draw:path>
          <draw:polygon draw:style-name="gr4" draw:text-style-name="P4" draw:layer="layout" svg:width="0.059cm" svg:height="0.379cm" svg:x="4.203cm" svg:y="28.3cm" svg:viewBox="0 0 60 380" draw:points="0,380 0,0 60,0 60,380">
            <text:p/>
          </draw:polygon>
          <draw:path draw:style-name="gr4" draw:text-style-name="P4" draw:layer="layout" svg:width="0.2cm" svg:height="0.254cm" svg:x="4.308cm" svg:y="28.432cm" svg:viewBox="0 0 201 255" svg:d="M201 37l-39 35c-6-8-14-14-23-19s-20-8-31-8c-10 0-19 2-27 7-8 4-11 11-11 20 0 8 3 14 11 18s21 8 41 13c11 2 20 5 28 9 8 3 16 7 24 12 9 5 15 12 19 21 5 9 7 19 7 30 0 28-9 48-29 61-18 13-42 19-72 19-19 0-37-3-55-10s-32-17-44-29l40-38c16 21 36 30 62 30 10 0 19-2 27-7 8-4 12-12 12-21 0-10-4-16-13-21-8-4-22-9-43-14s-39-12-52-22-19-26-19-46c0-25 9-44 28-57s41-20 68-20c18 0 35 3 52 9 16 7 29 16 39 28z">
            <text:p/>
          </draw:path>
          <draw:path draw:style-name="gr4" draw:text-style-name="P4" draw:layer="layout" svg:width="0.161cm" svg:height="0.315cm" svg:x="4.526cm" svg:y="28.369cm" svg:viewBox="0 0 162 316" svg:d="M42 118h-42v-48h42v-70h60v70h60v48h-60v112c0 12 2 21 6 28 5 6 13 9 25 9 11 0 19-2 26-5l2 47c-11 5-24 7-40 7-30 0-50-8-61-23-12-15-18-36-18-63z">
            <text:p/>
          </draw:path>
          <draw:path draw:style-name="gr4" draw:text-style-name="P4" draw:layer="layout" svg:width="0.244cm" svg:height="0.254cm" svg:x="4.718cm" svg:y="28.432cm" svg:viewBox="0 0 245 255" svg:d="M60 104h125c0-17-6-31-15-42-10-11-24-17-43-17-17 0-33 6-46 17-12 11-19 25-21 42zM245 147h-185c2 16 9 31 23 42 13 12 29 17 46 17 28 0 50-10 64-31l41 32c-24 32-59 48-104 48-38 0-69-11-94-34-24-23-36-53-36-92 0-38 12-69 36-93s55-36 92-36c35 0 63 11 85 34 21 22 32 55 32 97 0 7 0 12 0 16z">
            <text:p/>
          </draw:path>
          <draw:path draw:style-name="gr4" draw:text-style-name="P4" draw:layer="layout" svg:width="0.077cm" svg:height="0.358cm" svg:x="5.014cm" svg:y="28.321cm" svg:viewBox="0 0 78 359" svg:d="M9 359v-241h60v241zM11 62c-7-8-11-16-11-26s4-18 11-25c8-7 17-11 28-11s20 3 27 10c8 7 12 16 12 26s-4 19-12 26c-7 7-16 10-27 10s-20-3-28-10z">
            <text:p/>
          </draw:path>
          <draw:path draw:style-name="gr4" draw:text-style-name="P4" draw:layer="layout" svg:width="0.222cm" svg:height="0.247cm" svg:x="5.157cm" svg:y="28.432cm" svg:viewBox="0 0 223 248" svg:d="M0 248v-241h57v39h1c6-13 15-23 29-32s29-14 46-14c30 0 52 9 67 29 15 18 23 41 23 69v150h-61v-133c0-43-15-65-45-65-19 0-32 7-42 20s-15 28-15 46v132z">
            <text:p/>
          </draw:path>
          <draw:path draw:style-name="gr4" draw:text-style-name="P4" draw:layer="layout" svg:width="0.08cm" svg:height="0.076cm" svg:x="5.439cm" svg:y="28.606cm" svg:viewBox="0 0 81 77" svg:d="M12 66c-8-7-12-16-12-27s4-20 12-28c7-7 17-11 28-11s21 4 28 11c9 7 13 16 13 27s-4 20-13 28c-7 7-17 11-28 11s-20-3-28-11z">
            <text:p/>
          </draw:path>
          <draw:path draw:style-name="gr4" draw:text-style-name="P4" draw:layer="layout" svg:width="0.305cm" svg:height="0.355cm" svg:x="5.752cm" svg:y="28.324cm" svg:viewBox="0 0 306 356" svg:d="M0 356v-356h119c22 0 45 4 67 12 22 7 41 18 60 32 18 15 32 33 43 56 11 24 17 50 17 78s-6 55-17 78-25 42-43 56c-19 14-38 25-60 33-22 7-45 11-67 11zM37 32v292h72c26 0 49-4 69-12 21-9 38-20 51-34 12-14 22-29 29-46 6-17 10-35 10-54s-4-37-10-54c-7-17-17-32-29-46-13-14-30-25-51-33-20-9-43-13-69-13z">
            <text:p/>
          </draw:path>
          <draw:path draw:style-name="gr4" draw:text-style-name="P4" draw:layer="layout" svg:width="0.231cm" svg:height="0.246cm" svg:x="6.115cm" svg:y="28.439cm" svg:viewBox="0 0 232 247" svg:d="M197 106c-1-23-8-42-22-56s-33-22-56-22-41 8-57 24c-16 15-24 33-26 54zM231 133h-195c0 23 9 44 25 60 17 17 37 25 61 25 16 0 31-4 45-12 13-7 24-17 30-29l26 20c-26 34-60 50-101 50-35 0-64-12-87-35s-35-53-35-89c0-34 11-64 34-87 23-24 51-36 85-36 35 0 63 11 83 33s30 50 30 84c0 6-1 12-1 16z">
            <text:p/>
          </draw:path>
          <draw:path draw:style-name="gr4" draw:text-style-name="P4" draw:layer="layout" svg:width="0.133cm" svg:height="0.24cm" svg:x="6.418cm" svg:y="28.439cm" svg:viewBox="0 0 134 241" svg:d="M2 58c0-20-1-37-2-52h33c1 17 2 30 2 40h1c6-14 17-25 30-33 14-9 29-13 46-13 9 0 16 1 22 2l-5 33c-5-2-13-3-24-3-19 0-36 7-49 22s-20 37-20 67v120h-34z">
            <text:p/>
          </draw:path>
          <draw:path draw:style-name="gr4" draw:text-style-name="P4" draw:layer="layout" svg:width="0.231cm" svg:height="0.246cm" svg:x="6.71cm" svg:y="28.439cm" svg:viewBox="0 0 232 247" svg:d="M197 106c-1-23-8-42-22-56s-33-22-56-22-41 8-57 24c-16 15-24 33-26 54zM231 133h-195c0 23 9 44 26 60 16 17 36 25 60 25 16 0 31-4 45-12 13-7 24-17 30-29l26 20c-26 34-60 50-101 50-35 0-64-12-87-35s-35-53-35-89c0-34 11-64 34-87 23-24 51-36 85-36 35 0 63 11 83 33s30 50 30 84c0 6-1 12-1 16z">
            <text:p/>
          </draw:path>
          <draw:path draw:style-name="gr4" draw:text-style-name="P4" draw:layer="layout" svg:width="0.215cm" svg:height="0.246cm" svg:x="6.999cm" svg:y="28.439cm" svg:viewBox="0 0 216 247" svg:d="M187 60c-6-9-14-16-25-22s-23-10-35-10c-27 0-49 10-66 28s-25 40-25 67c0 28 8 50 25 68 16 18 38 27 65 27s49-10 64-31l26 19c-22 28-52 41-90 41-37 0-68-11-91-35-23-23-35-53-35-89 0-35 12-65 35-88s54-35 91-35c17 0 33 4 49 11 16 6 29 17 39 30z">
            <text:p/>
          </draw:path>
          <draw:path draw:style-name="gr4" draw:text-style-name="P4" draw:layer="layout" svg:width="0.203cm" svg:height="0.379cm" svg:x="7.269cm" svg:y="28.3cm" svg:viewBox="0 0 204 380" svg:d="M34 183h1c6-13 17-24 31-32 15-8 32-13 48-13 30 0 52 9 67 27 15 17 23 41 23 70v145h-34v-130c0-27-5-47-15-61-9-15-26-22-49-22-20 0-37 8-51 24s-21 38-21 68v121h-34v-380h34z">
            <text:p/>
          </draw:path>
          <draw:path draw:style-name="gr4" draw:text-style-name="P4" draw:layer="layout" svg:width="0.149cm" svg:height="0.303cm" svg:x="7.518cm" svg:y="28.379cm" svg:viewBox="0 0 150 304" svg:d="M150 66v29h-67v137c0 16 3 28 9 34s15 9 27 9c9 0 19-2 29-8l2 30c-13 5-26 7-40 7-17 0-31-5-43-14s-18-25-18-49v-146h-49v-29h49v-66h34v66z">
            <text:p/>
          </draw:path>
          <draw:path draw:style-name="gr4" draw:text-style-name="P4" draw:layer="layout" svg:width="0.231cm" svg:height="0.246cm" svg:x="7.704cm" svg:y="28.439cm" svg:viewBox="0 0 232 247" svg:d="M197 106c-1-23-8-42-22-56-13-14-32-22-56-22-22 0-41 8-57 24-16 15-24 33-26 54zM231 133h-195c1 23 9 44 26 60 16 17 36 25 60 25 17 0 31-4 45-12 13-7 24-17 31-29l25 20c-26 34-60 50-101 50-35 0-64-12-87-35s-35-53-35-89c0-34 12-64 34-87 23-24 51-36 85-36 35 0 63 11 83 33s30 50 30 84c0 6 0 12-1 16z">
            <text:p/>
          </draw:path>
          <draw:polygon draw:style-name="gr4" draw:text-style-name="P4" draw:layer="layout" svg:width="0.29cm" svg:height="0.355cm" svg:x="8.138cm" svg:y="28.324cm" svg:viewBox="0 0 291 356" draw:points="45,0 253,303 254,303 254,0 291,0 291,356 245,356 37,50 37,50 37,356 0,356 0,0">
            <text:p/>
          </draw:polygon>
          <draw:path draw:style-name="gr4" draw:text-style-name="P4" draw:layer="layout" svg:width="0.251cm" svg:height="0.246cm" svg:x="8.504cm" svg:y="28.439cm" svg:viewBox="0 0 252 247" svg:d="M216 35c24 24 36 53 36 88 0 36-12 66-36 89s-54 35-91 35c-36 0-66-12-90-35-23-23-35-53-35-89 0-35 12-64 35-88 24-23 54-35 90-35 37 0 67 12 91 35zM191 191c16-18 24-40 24-68 0-27-8-49-24-67-17-18-39-28-66-28-26 0-48 10-64 28-17 18-25 41-25 67 0 27 8 50 25 68 16 18 38 27 64 27 27 0 49-9 66-27z">
            <text:p/>
          </draw:path>
          <draw:path draw:style-name="gr4" draw:text-style-name="P4" draw:layer="layout" svg:width="0.133cm" svg:height="0.24cm" svg:x="8.827cm" svg:y="28.439cm" svg:viewBox="0 0 134 241" svg:d="M2 58c0-20-1-37-2-52h33c1 17 2 30 2 40h1c6-14 17-25 30-33 14-9 29-13 46-13 9 0 16 1 22 2l-5 33c-5-2-13-3-24-3-19 0-36 7-49 22s-19 37-19 67v120h-35z">
            <text:p/>
          </draw:path>
          <draw:path draw:style-name="gr4" draw:text-style-name="P4" draw:layer="layout" svg:width="0.245cm" svg:height="0.385cm" svg:x="8.993cm" svg:y="28.3cm" svg:viewBox="0 0 246 386" svg:d="M211 340c-9 14-22 25-39 33-16 9-33 13-50 13-36 0-66-12-88-36-22-23-34-53-34-88s12-65 34-88c22-24 52-36 88-36 17 0 34 5 50 13 17 8 30 19 39 34h1v-185h34v380h-34v-40zM60 194c-16 18-23 41-23 68s7 50 23 68 38 26 65 26 48-8 66-26c17-18 25-41 25-68s-8-50-25-68c-18-18-39-27-66-27s-49 9-65 27z">
            <text:p/>
          </draw:path>
          <draw:path draw:style-name="gr4" draw:text-style-name="P4" draw:layer="layout" svg:width="0.231cm" svg:height="0.246cm" svg:x="9.314cm" svg:y="28.439cm" svg:viewBox="0 0 232 247" svg:d="M197 106c-1-23-8-42-22-56-13-14-32-22-56-22-22 0-41 8-57 24-16 15-24 33-25 54zM231 133h-195c1 23 9 44 26 60 16 17 36 25 60 25 17 0 32-4 45-12 13-7 24-17 31-29l25 20c-26 34-59 50-101 50-35 0-64-12-87-35s-35-53-35-89c0-34 12-64 34-87 23-24 51-36 85-36 36 0 63 11 83 33s30 50 30 84c0 6 0 12-1 16z">
            <text:p/>
          </draw:path>
          <draw:path draw:style-name="gr4" draw:text-style-name="P4" draw:layer="layout" svg:width="0.205cm" svg:height="0.24cm" svg:x="9.618cm" svg:y="28.439cm" svg:viewBox="0 0 206 241" svg:d="M33 6c1 17 2 30 2 40h1c6-13 17-24 32-33s32-13 48-13c30 0 52 9 67 26 15 18 23 41 23 71v144h-34v-130c0-26-5-47-15-61-9-14-26-22-49-22-20 0-37 9-51 25-14 15-21 38-21 68v120h-34v-183c0-20-1-37-2-52z">
            <text:p/>
          </draw:path>
          <draw:path draw:style-name="gr4" draw:text-style-name="P4" draw:layer="layout" svg:width="0.053cm" svg:height="0.053cm" svg:x="9.906cm" svg:y="28.628cm" svg:viewBox="0 0 54 54" svg:d="M46 8c6 5 8 12 8 19 0 8-2 14-8 19-5 5-11 8-19 8s-14-3-19-8c-6-5-8-11-8-19 0-7 2-14 8-19 5-5 11-8 19-8s14 3 19 8z">
            <text:p/>
          </draw:path>
        </draw:g>
        <draw:frame draw:style-name="gr5" draw:text-style-name="P5" draw:layer="layout" svg:width="6.63cm" svg:height="2.99cm" svg:x="14.07cm" svg:y="2cm">
          <draw:image xlink:href="Pictures/10013FE70000386C0000196F1D1553C427049CF8.svg" xlink:type="simple" xlink:show="embed" xlink:actuate="onLoad" loext:mime-type="image/svg+xml">
            <text:p/>
          </draw:image>
          <draw:image xlink:href="Pictures/1000020100000222000000F60E9370E3DB131606.png" xlink:type="simple" xlink:show="embed" xlink:actuate="onLoad" loext:mime-type="image/png"/>
        </draw:frame>
        <draw:frame draw:style-name="gr6" draw:text-style-name="P7" draw:layer="layout" svg:width="12.99cm" svg:height="3.095cm" svg:x="1cm" svg:y="4.72cm">
          <draw:text-box>
            <text:p text:style-name="P6">Open-Data-Leitfaden</text:p>
            <text:p text:style-name="P6">Schleswig-Holstei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per Zedlitz</meta:initial-creator>
    <meta:creation-date>2021-08-04T07:54:42.806609852</meta:creation-date>
    <dc:date>2022-04-20T09:44:04.647444150</dc:date>
    <dc:creator>Jesper Zedlitz</dc:creator>
    <meta:editing-duration>PT23M54S</meta:editing-duration>
    <meta:editing-cycles>4</meta:editing-cycles>
    <meta:generator>LibreOffice/6.4.7.2$Linux_X86_64 LibreOffice_project/40$Build-2</meta:generator>
    <meta:document-statistic meta:object-count="40"/>
  </office:meta>
</office:document-meta>
</file>